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39in"/>
    </style:style>
    <style:style style:name="co2" style:family="table-column">
      <style:table-column-properties fo:break-before="auto" style:column-width="0.6807in"/>
    </style:style>
    <style:style style:name="co3" style:family="table-column">
      <style:table-column-properties fo:break-before="auto" style:column-width="0.9937in"/>
    </style:style>
    <style:style style:name="co4" style:family="table-column">
      <style:table-column-properties fo:break-before="auto" style:column-width="1.5772in"/>
    </style:style>
    <style:style style:name="co5" style:family="table-column">
      <style:table-column-properties fo:break-before="auto" style:column-width="1.5228in"/>
    </style:style>
    <style:style style:name="co6" style:family="table-column">
      <style:table-column-properties fo:break-before="auto" style:column-width="0.8299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Current da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Ghi Prev Day</text:p>
          </table:table-cell>
          <table:table-cell table:style-name="ce1" office:value-type="string" calcext:value-type="string">
            <text:p>Ghi Curr D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0:00:00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0:30:00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1:00:00Z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1:30:00Z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2:00:00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2:30:00Z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3:00:00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3:30:00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4:00:00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4:30:00Z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5:00:00Z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5:30:00Z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6:00:00Z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6:30:00Z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7:00:00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7:30:00Z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eb-April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-12-31T08:00:00Z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May-Aug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-12-31T08:30:00Z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Sep-Jan 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-12-31T09:00:00Z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09:30:00Z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507" calcext:value-type="float">
            <text:p>5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0:00:00Z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09" calcext:value-type="float">
            <text:p>609</text:p>
          </table:table-cell>
          <table:table-cell office:value-type="float" office:value="600" calcext:value-type="float">
            <text:p>6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0:30:00Z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  <table:table-cell office:value-type="float" office:value="687" calcext:value-type="float">
            <text:p>6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1:00:00Z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74" calcext:value-type="float">
            <text:p>774</text:p>
          </table:table-cell>
          <table:table-cell office:value-type="float" office:value="752" calcext:value-type="float">
            <text:p>7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1:30:00Z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2:00:00Z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45" calcext:value-type="float">
            <text:p>845</text:p>
          </table:table-cell>
          <table:table-cell office:value-type="float" office:value="742" calcext:value-type="float">
            <text:p>7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2:30:00Z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49" calcext:value-type="float">
            <text:p>849</text:p>
          </table:table-cell>
          <table:table-cell office:value-type="float" office:value="796" calcext:value-type="float">
            <text:p>7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3:00:00Z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03" calcext:value-type="float">
            <text:p>803</text:p>
          </table:table-cell>
          <table:table-cell office:value-type="float" office:value="684" calcext:value-type="float">
            <text:p>6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3:30:00Z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83" calcext:value-type="float">
            <text:p>883</text:p>
          </table:table-cell>
          <table:table-cell office:value-type="float" office:value="816" calcext:value-type="float">
            <text:p>8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4:00:00Z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41" calcext:value-type="float">
            <text:p>841</text:p>
          </table:table-cell>
          <table:table-cell office:value-type="float" office:value="756" calcext:value-type="float">
            <text:p>7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4:30:00Z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49" calcext:value-type="float">
            <text:p>649</text:p>
          </table:table-cell>
          <table:table-cell office:value-type="float" office:value="566" calcext:value-type="float">
            <text:p>5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5:00:00Z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51" calcext:value-type="float">
            <text:p>651</text:p>
          </table:table-cell>
          <table:table-cell office:value-type="float" office:value="489" calcext:value-type="float">
            <text:p>4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5:30:00Z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07" calcext:value-type="float">
            <text:p>607</text:p>
          </table:table-cell>
          <table:table-cell office:value-type="float" office:value="475" calcext:value-type="float">
            <text:p>4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6:00:00Z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office:value-type="float" office:value="397" calcext:value-type="float">
            <text:p>3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6:30:00Z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float" office:value="281" calcext:value-type="float">
            <text:p>2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7:00:00Z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27" calcext:value-type="float">
            <text:p>2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7:30:00Z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8:00:00Z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8:30:00Z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9:00:00Z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19:30:00Z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20:00:00Z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20:30:00Z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21:00:00Z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21:30:00Z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22:00:00Z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22:30:00Z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23:00:00Z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0-12-31T23:30:00Z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08:21:10</meta:creation-date>
    <dc:date>2022-02-08T18:13:03.694542647</dc:date>
    <meta:generator>LibreOffice/6.4.7.2$Linux_X86_64 LibreOffice_project/40$Build-2</meta:generator>
    <meta:editing-duration>PT1H31M10S</meta:editing-duration>
    <meta:editing-cycles>1</meta:editing-cycles>
    <meta:document-statistic meta:table-count="1" meta:cell-count="2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